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999999" draw:marker-start-width="0.352cm" draw:marker-end-width="0.352cm" draw:fill="solid" draw:fill-color="#cccccc" draw:textarea-horizontal-align="center" draw:textarea-vertical-align="middle" fo:padding-top="0.05cm" fo:padding-bottom="0.05cm" fo:padding-left="0.05cm" fo:padding-right="0.05cm" draw:shadow="hidden"/>
    </style:style>
    <style:style style:name="gr2" style:family="graphic" style:parent-style-name="standard">
      <style:graphic-properties draw:stroke="none" svg:stroke-width="0.102cm" svg:stroke-color="#999999" draw:marker-start-width="0.352cm" draw:marker-end-width="0.352cm" draw:fill="none" draw:fill-color="#ffffff" draw:textarea-horizontal-align="center" draw:textarea-vertical-align="middle" draw:shadow="hidden"/>
    </style:style>
    <style:style style:name="gr3" style:family="graphic" style:parent-style-name="standard">
      <style:graphic-properties draw:stroke="none" svg:stroke-width="0.102cm" svg:stroke-color="#999999" draw:marker-start-width="0.352cm" draw:marker-end-width="0.352cm" draw:fill="none" draw:textarea-horizontal-align="justify" draw:textarea-vertical-align="top" draw:auto-grow-height="true" draw:auto-grow-width="true" fo:min-height="2.799cm" fo:min-width="0cm" fo:padding-top="0.13cm" fo:padding-bottom="0.13cm" fo:padding-left="0.25cm" fo:padding-right="0.25cm"/>
    </style:style>
    <style:style style:name="gr4" style:family="graphic" style:parent-style-name="standard">
      <style:graphic-properties draw:stroke="solid" svg:stroke-width="0.102cm" svg:stroke-color="#999999" draw:marker-start-width="0.352cm" draw:marker-end-width="0.352cm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5" style:family="graphic" style:parent-style-name="standard">
      <style:graphic-properties draw:stroke="solid" svg:stroke-width="0.102cm" svg:stroke-color="#4c4c4c" draw:marker-start-width="0.352cm" draw:marker-end-width="0.352cm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6" style:family="graphic" style:parent-style-name="standard">
      <style:graphic-properties draw:stroke="none" svg:stroke-width="0.102cm" svg:stroke-color="#4c4c4c" draw:marker-start-width="0.352cm" draw:marker-end-width="0.352cm" draw:fill="none" draw:fill-color="#ffff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.102cm" svg:stroke-color="#999999" draw:marker-start-width="0.352cm" draw:marker-end-width="0.352cm" draw:fill="none" draw:textarea-horizontal-align="justify" draw:textarea-vertical-align="top" draw:auto-grow-height="true" draw:auto-grow-width="true" fo:min-height="1.018cm" fo:min-width="0cm" fo:padding-top="0.13cm" fo:padding-bottom="0.13cm" fo:padding-left="0.25cm" fo:padding-right="0.25cm"/>
    </style:style>
    <style:style style:name="gr8" style:family="graphic" style:parent-style-name="standard">
      <style:graphic-properties draw:stroke="none" svg:stroke-width="0.102cm" svg:stroke-color="#999999" draw:marker-start-width="0.352cm" draw:marker-end-width="0.352cm" draw:fill="none" draw:fill-color="#ffffff" draw:textarea-horizontal-align="justify" draw:textarea-vertical-align="top" draw:auto-grow-height="true" draw:auto-grow-width="false" fo:min-height="1.185cm" fo:min-width="0cm" fo:padding-top="0.13cm" fo:padding-bottom="0.13cm" fo:padding-left="0.25cm" fo:padding-right="0.2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3.928cm" svg:height="5.158cm" svg:x="5.504cm" svg:y="11.771cm" svg:viewBox="0 0 3929 5159" svg:d="M1964 0c-1071 0-1964 292-1964 643v3871c0 351 893 645 1964 645 1072 0 1965-294 1965-645v-3871c0-351-893-643-1965-643z">
              <text:p/>
            </draw:path>
            <draw:path draw:style-name="gr1" draw:text-style-name="P1" draw:layer="layout" svg:width="3.928cm" svg:height="1.289cm" svg:x="5.504cm" svg:y="11.771cm" svg:viewBox="0 0 3929 1290" svg:d="M1964 0c-1071 0-1964 293-1964 644 0 352 893 646 1964 646 1072 0 1965-294 1965-646 0-351-893-644-1965-644z">
              <text:p/>
            </draw:path>
          </draw:g>
          <draw:g>
            <draw:path draw:style-name="gr1" draw:text-style-name="P1" draw:layer="layout" svg:width="3.932cm" svg:height="5.159cm" svg:x="7.617cm" svg:y="11.854cm" svg:viewBox="0 0 3933 5160" svg:d="M1966 0c-1073 0-1966 293-1966 644v3870c0 352 893 646 1966 646s1967-294 1967-646v-3870c0-351-894-644-1967-644z">
              <text:p/>
            </draw:path>
            <draw:path draw:style-name="gr1" draw:text-style-name="P1" draw:layer="layout" svg:width="3.932cm" svg:height="1.289cm" svg:x="7.617cm" svg:y="11.854cm" svg:viewBox="0 0 3933 1290" svg:d="M1966 0c-1073 0-1966 293-1966 644 0 352 893 646 1966 646s1967-294 1967-646c0-351-894-644-1967-644z">
              <text:p/>
            </draw:path>
          </draw:g>
          <draw:g>
            <draw:path draw:style-name="gr1" draw:text-style-name="P1" draw:layer="layout" svg:width="3.928cm" svg:height="5.159cm" svg:x="9.734cm" svg:y="11.854cm" svg:viewBox="0 0 3929 5160" svg:d="M1964 0c-1071 0-1964 293-1964 644v3870c0 352 893 646 1964 646 1072 0 1965-294 1965-646v-3870c0-351-893-644-1965-644z">
              <text:p/>
            </draw:path>
            <draw:path draw:style-name="gr1" draw:text-style-name="P1" draw:layer="layout" svg:width="3.928cm" svg:height="1.289cm" svg:x="9.734cm" svg:y="11.854cm" svg:viewBox="0 0 3929 1290" svg:d="M1964 0c-1071 0-1964 293-1964 644 0 352 893 646 1964 646 1072 0 1965-294 1965-646 0-351-893-644-1965-644z">
              <text:p/>
            </draw:path>
          </draw:g>
          <draw:g>
            <draw:path draw:style-name="gr1" draw:text-style-name="P1" draw:layer="layout" svg:width="3.928cm" svg:height="5.159cm" svg:x="12.062cm" svg:y="11.854cm" svg:viewBox="0 0 3929 5160" svg:d="M1964 0c-1072 0-1964 293-1964 644v3870c0 352 892 646 1964 646 1071 0 1965-294 1965-646v-3870c0-351-894-644-1965-644z">
              <text:p/>
            </draw:path>
            <draw:path draw:style-name="gr1" draw:text-style-name="P1" draw:layer="layout" svg:width="3.928cm" svg:height="1.289cm" svg:x="12.062cm" svg:y="11.854cm" svg:viewBox="0 0 3929 1290" svg:d="M1964 0c-1072 0-1964 293-1964 644 0 352 892 646 1964 646 1071 0 1965-294 1965-646 0-351-894-644-1965-644z">
              <text:p/>
            </draw:path>
          </draw:g>
          <draw:g>
            <draw:path draw:style-name="gr1" draw:text-style-name="P1" draw:layer="layout" svg:width="3.932cm" svg:height="5.159cm" svg:x="18.712cm" svg:y="11.982cm" svg:viewBox="0 0 3933 5160" svg:d="M1966 0c-1073 0-1966 292-1966 644v3870c0 352 893 646 1966 646s1967-294 1967-646v-3870c0-352-894-644-1967-644z">
              <text:p/>
            </draw:path>
            <draw:path draw:style-name="gr1" draw:text-style-name="P1" draw:layer="layout" svg:width="3.932cm" svg:height="1.289cm" svg:x="18.712cm" svg:y="11.982cm" svg:viewBox="0 0 3933 1290" svg:d="M1966 0c-1073 0-1966 292-1966 644s893 646 1966 646 1967-294 1967-646-894-644-1967-644z">
              <text:p/>
            </draw:path>
          </draw:g>
          <draw:g>
            <draw:rect draw:style-name="gr2" draw:text-style-name="P1" draw:layer="layout" svg:width="2.457cm" svg:height="3.06cm" svg:x="16.202cm" svg:y="12.172cm" draw:corner-radius="0.004cm">
              <text:p/>
            </draw:rect>
            <draw:rect draw:style-name="gr3" draw:text-style-name="P2" draw:layer="layout" svg:width="2.455cm" svg:height="3.058cm" svg:x="16.203cm" svg:y="12.173cm">
              <text:p text:style-name="P2">...</text:p>
            </draw:rect>
          </draw:g>
          <draw:rect draw:style-name="gr2" draw:text-style-name="P1" draw:layer="layout" svg:width="0.511cm" svg:height="1.27cm" svg:x="16.37cm" svg:y="10.139cm" draw:corner-radius="0.004cm">
            <text:p/>
          </draw:rect>
          <draw:g>
            <draw:path draw:style-name="gr4" draw:text-style-name="P1" draw:layer="layout" svg:width="17.14cm" svg:height="12.906cm" svg:x="5.504cm" svg:y="5.716cm" svg:viewBox="0 0 17141 12907" svg:d="M8571 0c-4676 0-8571 733-8571 1613v9680c0 880 3895 1614 8571 1614 4674 0 8570-734 8570-1614v-9680c0-880-3896-1613-8570-1613z">
              <text:p/>
            </draw:path>
            <draw:path draw:style-name="gr4" draw:text-style-name="P1" draw:layer="layout" svg:width="17.14cm" svg:height="3.226cm" svg:x="5.504cm" svg:y="5.716cm" svg:viewBox="0 0 17141 3227" svg:d="M8571 0c-4676 0-8571 733-8571 1613s3895 1614 8571 1614c4674 0 8570-734 8570-1614s-3896-1613-8570-1613z">
              <text:p/>
            </draw:path>
          </draw:g>
          <draw:g>
            <draw:g>
              <draw:path draw:style-name="gr5" draw:text-style-name="P1" draw:layer="layout" svg:width="8.987cm" svg:height="7.742cm" svg:x="5.504cm" svg:y="10.161cm" svg:viewBox="0 0 8988 7743" svg:d="M4494 0c-2452 0-4494 440-4494 967v5808c0 527 2042 968 4494 968 2453 0 4494-441 4494-968v-5808c0-527-2041-967-4494-967z">
                <text:p/>
              </draw:path>
              <draw:path draw:style-name="gr5" draw:text-style-name="P1" draw:layer="layout" svg:width="8.987cm" svg:height="1.934cm" svg:x="5.504cm" svg:y="10.161cm" svg:viewBox="0 0 8988 1935" svg:d="M4494 0c-2452 0-4494 439-4494 966 0 528 2042 969 4494 969 2453 0 4494-441 4494-969 0-527-2041-966-4494-966z">
                <text:p/>
              </draw:path>
            </draw:g>
            <draw:rect draw:style-name="gr6" draw:text-style-name="P1" draw:layer="layout" svg:width="8.992cm" svg:height="4.842cm" svg:x="5.504cm" svg:y="12.097cm" draw:corner-radius="0.004cm">
              <text:p/>
            </draw:rect>
          </draw:g>
          <draw:g>
            <draw:g>
              <draw:path draw:style-name="gr5" draw:text-style-name="P1" draw:layer="layout" svg:width="6.381cm" svg:height="7.742cm" svg:x="14.566cm" svg:y="10.161cm" svg:viewBox="0 0 6382 7743" svg:d="M3191 0c-1741 0-3191 440-3191 967v5808c0 527 1450 968 3191 968s3191-441 3191-968v-5808c0-527-1450-967-3191-967z">
                <text:p/>
              </draw:path>
              <draw:path draw:style-name="gr5" draw:text-style-name="P1" draw:layer="layout" svg:width="6.381cm" svg:height="1.934cm" svg:x="14.566cm" svg:y="10.161cm" svg:viewBox="0 0 6382 1935" svg:d="M3191 0c-1741 0-3191 439-3191 966 0 528 1450 969 3191 969s3191-441 3191-969c0-527-1450-966-3191-966z">
                <text:p/>
              </draw:path>
            </draw:g>
            <draw:rect draw:style-name="gr6" draw:text-style-name="P1" draw:layer="layout" svg:width="6.386cm" svg:height="4.842cm" svg:x="14.566cm" svg:y="12.097cm" draw:corner-radius="0.004cm">
              <text:p/>
            </draw:rect>
          </draw:g>
          <draw:g>
            <draw:rect draw:style-name="gr2" draw:text-style-name="P1" draw:layer="layout" svg:width="1.86cm" svg:height="1.279cm" svg:x="9.328cm" svg:y="10.58cm" draw:corner-radius="0.004cm">
              <text:p/>
            </draw:rect>
            <draw:rect draw:style-name="gr7" draw:text-style-name="P2" draw:layer="layout" svg:width="1.858cm" svg:height="1.277cm" svg:x="9.329cm" svg:y="10.581cm">
              <text:p text:style-name="P2">LV1</text:p>
            </draw:rect>
          </draw:g>
          <draw:frame draw:style-name="gr8" draw:text-style-name="P3" draw:layer="layout" svg:width="2.554cm" svg:height="1.445cm" svg:x="16.934cm" svg:y="10.584cm">
            <draw:text-box>
              <text:p text:style-name="P3">LV2</text:p>
            </draw:text-box>
          </draw:frame>
          <draw:g>
            <draw:rect draw:style-name="gr2" draw:text-style-name="P1" draw:layer="layout" svg:width="1.953cm" svg:height="1.279cm" svg:x="5.681cm" svg:y="14.178cm" draw:corner-radius="0.004cm">
              <text:p/>
            </draw:rect>
            <draw:rect draw:style-name="gr7" draw:text-style-name="P2" draw:layer="layout" svg:width="1.951cm" svg:height="1.277cm" svg:x="5.682cm" svg:y="14.179cm">
              <text:p text:style-name="P2">PV1</text:p>
            </draw:rect>
          </draw:g>
          <draw:g>
            <draw:rect draw:style-name="gr2" draw:text-style-name="P1" draw:layer="layout" svg:width="1.953cm" svg:height="1.279cm" svg:x="18.831cm" svg:y="14.178cm" draw:corner-radius="0.004cm">
              <text:p/>
            </draw:rect>
            <draw:rect draw:style-name="gr7" draw:text-style-name="P2" draw:layer="layout" svg:width="1.951cm" svg:height="1.277cm" svg:x="18.832cm" svg:y="14.179cm">
              <text:p text:style-name="P2">PVn</text:p>
            </draw:rect>
          </draw:g>
          <draw:g>
            <draw:rect draw:style-name="gr2" draw:text-style-name="P1" draw:layer="layout" svg:width="1.953cm" svg:height="1.279cm" svg:x="7.542cm" svg:y="14.178cm" draw:corner-radius="0.004cm">
              <text:p/>
            </draw:rect>
            <draw:rect draw:style-name="gr7" draw:text-style-name="P2" draw:layer="layout" svg:width="1.951cm" svg:height="1.277cm" svg:x="7.543cm" svg:y="14.179cm">
              <text:p text:style-name="P2">PV2</text:p>
            </draw:rect>
          </draw:g>
          <draw:g>
            <draw:rect draw:style-name="gr2" draw:text-style-name="P1" draw:layer="layout" svg:width="1.953cm" svg:height="1.279cm" svg:x="9.729cm" svg:y="14.178cm" draw:corner-radius="0.004cm">
              <text:p/>
            </draw:rect>
            <draw:rect draw:style-name="gr7" draw:text-style-name="P2" draw:layer="layout" svg:width="1.951cm" svg:height="1.277cm" svg:x="9.73cm" svg:y="14.179cm">
              <text:p text:style-name="P2">PV3</text:p>
            </draw:rect>
          </draw:g>
          <draw:g>
            <draw:rect draw:style-name="gr2" draw:text-style-name="P1" draw:layer="layout" svg:width="1.954cm" svg:height="1.279cm" svg:x="12.057cm" svg:y="14.178cm" draw:corner-radius="0.004cm">
              <text:p/>
            </draw:rect>
            <draw:rect draw:style-name="gr7" draw:text-style-name="P2" draw:layer="layout" svg:width="1.952cm" svg:height="1.277cm" svg:x="12.058cm" svg:y="14.179cm">
              <text:p text:style-name="P2">PV4</text:p>
            </draw:rect>
          </draw:g>
          <draw:g>
            <draw:rect draw:style-name="gr2" draw:text-style-name="P1" draw:layer="layout" svg:width="2.046cm" svg:height="1.279cm" svg:x="13.208cm" svg:y="6.77cm" draw:corner-radius="0.004cm">
              <text:p/>
            </draw:rect>
            <draw:rect draw:style-name="gr7" draw:text-style-name="P2" draw:layer="layout" svg:width="2.044cm" svg:height="1.277cm" svg:x="13.209cm" svg:y="6.771cm">
              <text:p text:style-name="P2">VG1</text:p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10-02T15:15:43.962391790</meta:creation-date>
    <dc:date>2014-10-02T15:18:41.269428068</dc:date>
    <dc:creator>Eduardo Grosclaude</dc:creator>
    <meta:editing-duration>PT2M57S</meta:editing-duration>
    <meta:editing-cycles>1</meta:editing-cycles>
    <meta:document-statistic meta:object-count="55"/>
    <meta:generator>LibreOffice/4.3.1.2$Linux_x86 LibreOffice_project/958349dc3b25111dbca392fbc281a05559ef6848</meta:generator>
  </office:meta>
</office:document-meta>
</file>